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70%"/>
    </style:style>
    <style:style style:name="P2" style:family="paragraph" style:parent-style-name="Standard">
      <style:paragraph-properties fo:line-height="170%"/>
      <style:text-properties style:font-name="Courier New" fo:font-size="13.5pt" fo:background-color="#e7e9eb" style:font-name-asian="Courier New1" style:font-size-asian="13.5pt" style:font-name-complex="Courier New1" style:font-size-complex="13.5pt"/>
    </style:style>
    <style:style style:name="P3" style:family="paragraph" style:parent-style-name="Standard" style:master-page-name="Standard">
      <style:paragraph-properties fo:line-height="170%" style:page-number="1"/>
    </style:style>
    <style:style style:name="T1" style:family="text">
      <style:text-properties style:font-name="Courier New" fo:font-size="13.5pt" fo:background-color="#e7e9eb" loext:char-shading-value="0" style:font-name-asian="Courier New1" style:font-size-asian="13.5pt" style:font-name-complex="Courier New1" style:font-size-complex="13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ELECT * FROM Customers;</text:span></text:p>
      <text:p text:style-name="P1"><text:span text:style-name="T1">SELECT CITY FROM Customers;</text:span></text:p>
      <text:p text:style-name="P1"><text:span text:style-name="T1">SELECT DISTINCT CITY FROM Customers;</text:span></text:p>
      <text:p text:style-name="P1"><text:span text:style-name="T1">SELECT * FROM Customers WHERE CITY = ‘Berlin’;</text:span></text:p>
      <text:p text:style-name="P1"><text:span text:style-name="T1">SELECT * FROM Customers WHERE NOT CITY = 'Berlin';</text:span></text:p>
      <text:p text:style-name="P1"><text:span text:style-name="T1">SELECT * FROM Customers WHERE CustomerID = 32 ;</text:span></text:p>
      <text:p text:style-name="P1"><text:span text:style-name="T1">SELECT * FROM Customers WHERE City = 'Berlin' AND PostalCode = 12209;</text:span></text:p>
      <text:p text:style-name="P1"><text:span text:style-name="T1">SELECT * FROM Customers WHERE City = 'Berlin' AND CITY = 'London';</text:span></text:p>
      <text:p text:style-name="P1"><text:span text:style-name="T1">SELECT * FROM Customers ORDER BY CITY ;</text:span></text:p>
      <text:p text:style-name="P1"><text:span text:style-name="T1">SELECT * FROM Customers ORDER BY CITY DESC;</text:span></text:p>
      <text:p text:style-name="P1"><text:span text:style-name="T1">SELECT * FROM Customers ORDER BY COUNTRY, CITY;</text:span></text:p>
      <text:p text:style-name="P1"><text:span text:style-name="T1">INSERT INTO Customers (</text:span></text:p>
      <text:p text:style-name="P1"><text:span text:style-name="T1">CustomerName, </text:span></text:p>
      <text:p text:style-name="P1"><text:span text:style-name="T1">Address, </text:span></text:p>
      <text:p text:style-name="P1"><text:span text:style-name="T1">City, </text:span></text:p>
      <text:p text:style-name="P1"><text:span text:style-name="T1">PostalCode,</text:span></text:p>
      <text:p text:style-name="P1"><text:span text:style-name="T1">Country)</text:span></text:p>
      <text:p text:style-name="P1"><text:span text:style-name="T1">VALUES</text:span></text:p>
      <text:p text:style-name="P1"><text:span text:style-name="T1">('Hekkan Burger',</text:span></text:p>
      <text:p text:style-name="P1"><text:span text:style-name="T1">'Gateveien 15',</text:span></text:p>
      <text:p text:style-name="P1"><text:span text:style-name="T1">'Sandnes',</text:span></text:p>
      <text:p text:style-name="P1"><text:span text:style-name="T1">'4306',</text:span></text:p>
      <text:p text:style-name="P1"><text:span text:style-name="T1">'Norway');</text:span></text:p>
      <text:p text:style-name="P1"><text:span text:style-name="T1">SELECT * FROM Customers WHERE PostalCode IS NULL;</text:span></text:p>
      <text:p text:style-name="P1"><text:span text:style-name="T1">SELECT * FROM Customers WHERE PostalCode IS NOT NULL ;</text:span></text:p>
      <text:p text:style-name="P1"><text:soft-page-break/><text:span text:style-name="T1">UPDATE Customers SET City = 'Oslo';</text:span></text:p>
      <text:p text:style-name="P1"><text:span text:style-name="T1">UPDATE Customers SET City = 'Oslo' WHERE Country = 'Norway';</text:span></text:p>
      <text:p text:style-name="P1"><text:span text:style-name="T1">UPDATE Customer SET City = 'Oslo', Country = 'Norway'</text:span></text:p>
      <text:p text:style-name="P1"><text:span text:style-name="T1">WHERE CustomerID = 32;</text:span></text:p>
      <text:p text:style-name="P1"><text:span text:style-name="T1">DELETE FROM Customers WHERE Country = 'Norway';</text:span></text:p>
      <text:p text:style-name="P1"><text:span text:style-name="T1">SELECT Customers;</text:span></text:p>
      <text:p text:style-name="P1"><text:span text:style-name="T1">SELECT * FROM Orders o LEFT JOIN Customers c ON o.CustomerID = b.CustomerID;</text:span></text:p>
      <text:p text:style-name="P1"><text:span text:style-name="T1">SELECT * FROM Orders INNER JOIN Customers ON Orders.CustomerID=Customers.CustomerID;</text:span></text:p>
      <text:p text:style-name="P1"><text:span text:style-name="T1">SELECT *</text:span></text:p>
      <text:p text:style-name="P1"><text:span text:style-name="T1">FROM Orders RIGHT JOIN Customers</text:span></text:p>
      <text:p text:style-name="P1"><text:span text:style-name="T1">ON Orders.CustomerID=Customers.CustomerID;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6" meta:word-count="191" meta:character-count="1209" meta:non-whitespace-character-count="1051"/>
    <meta:generator>LibreOfficeDev/6.0.5.2$Linux_X86_64 LibreOffice_project/</meta:generator>
  </office:meta>
</office:document-meta>
</file>